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argi-1.2b" svg:font-family="Gargi-1.2b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in"/>
    </style:style>
    <style:style style:name="co3" style:family="table-column">
      <style:table-column-properties fo:break-before="auto" style:column-width="2.7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Africa </text:p>
          </table:table-cell>
          <table:table-cell table:style-name="ce1" office:value-type="string" calcext:value-type="string">
            <text:p>Dauidias</text:p>
          </table:table-cell>
          <table:table-cell table:style-name="ce1" office:value-type="string" calcext:value-type="string">
            <text:p><text:s/>Solus Petrarca? <text:s text:c="223"/></text:p>
          </table:table-cell>
          <table:table-cell table:style-name="ce1" office:value-type="string" calcext:value-type="string">
            <text:p>Textus</text:p>
          </table:table-cell>
          <table:table-cell table:style-name="ce1" table:number-columns-repeated="16380"/>
        </table:table-row>
        <table:table-row table:style-name="ro1">
          <table:table-cell office:value-type="float" office:value="3.381" calcext:value-type="float">
            <text:p>3.381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<text:s/>Veg. Sup. 4, Phil. Sphor. 3.467; cf. Ov. Met. 8.616 (Obstipuere) <text:s text:c="70"/></text:p>
          </table:table-cell>
          <table:table-cell office:value-type="string" calcext:value-type="string">
            <text:p>^Obstupuere omnes</text:p>
          </table:table-cell>
          <table:table-cell table:number-columns-repeated="16380"/>
        </table:table-row>
        <table:table-row table:style-name="ro1">
          <table:table-cell table:style-name="ce2" office:value-type="float" office:value="4.32" calcext:value-type="float">
            <text:p>4.32</text:p>
          </table:table-cell>
          <table:table-cell table:style-name="ce2" office:value-type="float" office:value="2.277" calcext:value-type="float">
            <text:p>2.277</text:p>
          </table:table-cell>
          <table:table-cell table:style-name="ce2" office:value-type="string" calcext:value-type="string">
            <text:p><text:s/>Phil. Sphor. 8.56 (Gbooks 0 osim Petrarce)</text:p>
          </table:table-cell>
          <table:table-cell table:style-name="ce2" office:value-type="string" calcext:value-type="string">
            <text:p>^dum nimis intentis animis / Afr: intentos animis atque auribus; Sphor. intentis animis dicturo accomodat aures</text:p>
          </table:table-cell>
          <table:table-cell table:style-name="ce2"/>
          <table:table-cell table:style-name="ce2" office:value-type="string" calcext:value-type="string">
            <text:p>neolatina dictio</text:p>
          </table:table-cell>
          <table:table-cell table:style-name="ce2" table:number-columns-repeated="16378"/>
        </table:table-row>
        <table:table-row table:style-name="ro1">
          <table:table-cell table:style-name="ce2" office:value-type="float" office:value="8.834" calcext:value-type="float">
            <text:p>8.834</text:p>
          </table:table-cell>
          <table:table-cell table:style-name="ce2" office:value-type="float" office:value="2.49" calcext:value-type="float">
            <text:p>2.49</text:p>
          </table:table-cell>
          <table:table-cell table:style-name="ce2" office:value-type="string" calcext:value-type="string">
            <text:p><text:s/>sic (MANTOV. Parth. II 2, 65 imples; BARGAEUS Syrias 10, 125 Gbooks Mantovano puno izd., Petrarca) <text:s text:c="177"/></text:p>
          </table:table-cell>
          <table:table-cell table:style-name="ce2" office:value-type="string" calcext:value-type="string">
            <text:p>mugitibus implet $</text:p>
          </table:table-cell>
          <table:table-cell table:style-name="ce2"/>
          <table:table-cell table:style-name="ce2" office:value-type="string" calcext:value-type="string">
            <text:p>neolatina dictio</text:p>
          </table:table-cell>
          <table:table-cell table:style-name="ce2" table:number-columns-repeated="16378"/>
        </table:table-row>
        <table:table-row table:style-name="ro1">
          <table:table-cell table:style-name="ce3" office:value-type="float" office:value="8.324" calcext:value-type="float">
            <text:p>8.324</text:p>
          </table:table-cell>
          <table:table-cell table:style-name="ce3" office:value-type="float" office:value="2.509" calcext:value-type="float">
            <text:p>2.509</text:p>
          </table:table-cell>
          <table:table-cell table:style-name="ce3" office:value-type="string" calcext:value-type="string">
            <text:p><text:s/>Man. Adul. 3.166 (Gbooks solum Petrarca + Mantovanus)</text:p>
          </table:table-cell>
          <table:table-cell table:style-name="ce3" office:value-type="string" calcext:value-type="string">
            <text:p>nil tale merentem $</text:p>
          </table:table-cell>
          <table:table-cell table:style-name="ce3"/>
          <table:table-cell table:style-name="ce3" office:value-type="string" calcext:value-type="string">
            <text:p>neolatina dictio</text:p>
          </table:table-cell>
          <table:table-cell table:style-name="ce3" table:number-columns-repeated="16378"/>
        </table:table-row>
        <table:table-row table:style-name="ro1">
          <table:table-cell office:value-type="float" office:value="3.642" calcext:value-type="float">
            <text:p>3.642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Mulh. cf. Verg. Aen. 12.496 (Afr. 0); Afr. 2.58, 4.155 (et iras), 4.364, 5.695 (et iras); Dauid. 4.230 (furiis ardens stimulatus et ira) <text:s text:c="212"/></text:p>
          </table:table-cell>
          <table:table-cell office:value-type="string" calcext:value-type="string">
            <text:p>et ira $ (furiis accensus et ira)</text:p>
          </table:table-cell>
          <table:table-cell table:number-columns-repeated="16380"/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3.175" calcext:value-type="float">
            <text:p>3.175</text:p>
          </table:table-cell>
          <table:table-cell office:value-type="string" calcext:value-type="string">
            <text:p><text:s/>Lucan. Phars. 8.433 (slična misao Dauid. 14.36) <text:s text:c="213"/></text:p>
          </table:table-cell>
          <table:table-cell office:value-type="string" calcext:value-type="string">
            <text:p>post funera nostra u--</text:p>
          </table:table-cell>
          <table:table-cell table:number-columns-repeated="16380"/>
        </table:table-row>
        <table:table-row table:style-name="ro1">
          <table:table-cell office:value-type="float" office:value="9.146" calcext:value-type="float">
            <text:p>9.146</text:p>
          </table:table-cell>
          <table:table-cell office:value-type="float" office:value="3.53" calcext:value-type="float">
            <text:p>3.53</text:p>
          </table:table-cell>
          <table:table-cell office:value-type="string" calcext:value-type="string">
            <text:p><text:s/>sic (De hum. tametsi ipsum e cęlo uenire non dubitet; Polikarp Feretreidos 3 E celo ueniunt. Testantur gaudia mundi; Vlačić 2x: qui e caelo venit, supra omnes est)</text:p>
          </table:table-cell>
          <table:table-cell office:value-type="string" calcext:value-type="string">
            <text:p>^-uu e caelo ueniens</text:p>
          </table:table-cell>
          <table:table-cell table:number-columns-repeated="16380"/>
        </table:table-row>
        <table:table-row table:style-name="ro1">
          <table:table-cell table:style-name="ce4" office:value-type="float" office:value="2.502" calcext:value-type="float">
            <text:p>2.502</text:p>
          </table:table-cell>
          <table:table-cell table:style-name="ce4" office:value-type="float" office:value="4.182" calcext:value-type="float">
            <text:p>4.182</text:p>
          </table:table-cell>
          <table:table-cell table:style-name="ce4" office:value-type="string" calcext:value-type="string">
            <text:p><text:s/>sic (MQDQ 0, Poeti 0)</text:p>
          </table:table-cell>
          <table:table-cell table:style-name="ce4" office:value-type="string" calcext:value-type="string">
            <text:p>ne desere callem $</text:p>
          </table:table-cell>
          <table:table-cell table:style-name="ce4" office:value-type="string" calcext:value-type="string">
            <text:p>moralistička uputa</text:p>
          </table:table-cell>
          <table:table-cell table:style-name="ce4" office:value-type="string" calcext:value-type="string">
            <text:p>solus P</text:p>
          </table:table-cell>
          <table:table-cell table:style-name="ce4" table:number-columns-repeated="16378"/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(non vis ulla manu mortalis) <text:s/>(MAURI (post Marul.) Franc. 11, 167 Non vis ulla instans, non caeca oblivia mentis); Phil. Sphor. 1.689</text:p>
          </table:table-cell>
          <table:table-cell office:value-type="string" calcext:value-type="string">
            <text:p>^non vis ulla virum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<text:s/>7.804-805 </text:p>
          </table:table-cell>
          <table:table-cell table:style-name="ce4" office:value-type="string" calcext:value-type="string">
            <text:p>4.377-378</text:p>
          </table:table-cell>
          <table:table-cell table:style-name="ce4" office:value-type="string" calcext:value-type="string">
            <text:p><text:s/>sic</text:p>
          </table:table-cell>
          <table:table-cell table:style-name="ce4" office:value-type="string" calcext:value-type="string">
            <text:p>acuto / ense latus</text:p>
          </table:table-cell>
          <table:table-cell table:style-name="ce4"/>
          <table:table-cell table:style-name="ce4" office:value-type="string" calcext:value-type="string">
            <text:p>solus P</text:p>
          </table:table-cell>
          <table:table-cell table:style-name="ce4" table:number-columns-repeated="16378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<text:s/>sic (MQDQ Ovid. Columb. vox audita est; Poeti 9x, Petrarca 2x)</text:p>
          </table:table-cell>
          <table:table-cell office:value-type="string" calcext:value-type="string">
            <text:p>vox est audita u-u</text:p>
          </table:table-cell>
          <table:table-cell table:number-columns-repeated="16380"/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<text:s/>Sed. Pasch. 4.202; Arat. Act. 2.141; Man. Par. 7.424 <text:s text:c="186"/></text:p>
          </table:table-cell>
          <table:table-cell office:value-type="string" calcext:value-type="string">
            <text:p>pro munere tanto $</text:p>
          </table:table-cell>
          <table:table-cell table:number-columns-repeated="16380"/>
        </table:table-row>
        <table:table-row table:style-name="ro1">
          <table:table-cell office:value-type="float" office:value="7.217" calcext:value-type="float">
            <text:p>7.217</text:p>
          </table:table-cell>
          <table:table-cell office:value-type="float" office:value="4.487" calcext:value-type="float">
            <text:p>4.487</text:p>
          </table:table-cell>
          <table:table-cell office:value-type="string" calcext:value-type="string">
            <text:p><text:s/>cf. Ov. Met. 7.816 (me mea fata) (+ Prop.; Ovid. epist. 2x; trist. 2x; carm. epigr. 2x)</text:p>
          </table:table-cell>
          <table:table-cell office:value-type="string" calcext:value-type="string">
            <text:p>si me mea fata u-u</text:p>
          </table:table-cell>
          <table:table-cell table:number-columns-repeated="16380"/>
        </table:table-row>
        <table:table-row table:style-name="ro1">
          <table:table-cell table:style-name="ce5" office:value-type="float" office:value="9.203" calcext:value-type="float">
            <text:p>9.203</text:p>
          </table:table-cell>
          <table:table-cell table:style-name="ce5" office:value-type="float" office:value="5.284" calcext:value-type="float">
            <text:p>5.284</text:p>
          </table:table-cell>
          <table:table-cell table:style-name="ce5" office:value-type="string" calcext:value-type="string">
            <text:p><text:s/>sic (ODO carm. 15, 6; Gbooks Vanninius) <text:s text:c="217"/></text:p>
          </table:table-cell>
          <table:table-cell table:style-name="ce5" office:value-type="string" calcext:value-type="string">
            <text:p>onerare querelis $</text:p>
          </table:table-cell>
          <table:table-cell table:style-name="ce5"/>
          <table:table-cell table:style-name="ce5" office:value-type="string" calcext:value-type="string">
            <text:p>dictio 2</text:p>
          </table:table-cell>
          <table:table-cell table:style-name="ce5" table:number-columns-repeated="16378"/>
        </table:table-row>
        <table:table-row table:style-name="ro1">
          <table:table-cell table:style-name="ce5" office:value-type="float" office:value="7.157" calcext:value-type="float">
            <text:p>7.157</text:p>
          </table:table-cell>
          <table:table-cell table:style-name="ce5" office:value-type="string" calcext:value-type="string">
            <text:p>6.10</text:p>
          </table:table-cell>
          <table:table-cell table:style-name="ce5" office:value-type="string" calcext:value-type="string">
            <text:p><text:s/>sic (MQDQ 0; Poeti 0 praeter Afr; CroALa Bunić agmina quadras; Gradić Xenoph. Anab. 2x; Gbooks prosa: Cic., Sperone, Calepinus; Sallust; Liv.)</text:p>
          </table:table-cell>
          <table:table-cell table:style-name="ce5" office:value-type="string" calcext:value-type="string">
            <text:p>^agmine quadrato</text:p>
          </table:table-cell>
          <table:table-cell table:style-name="ce5"/>
          <table:table-cell table:style-name="ce5" office:value-type="string" calcext:value-type="string">
            <text:p>dictio 2</text:p>
          </table:table-cell>
          <table:table-cell table:style-name="ce5" table:number-columns-repeated="16378"/>
        </table:table-row>
        <table:table-row table:style-name="ro1">
          <table:table-cell office:value-type="float" office:value="8.339" calcext:value-type="float">
            <text:p>8.339</text:p>
          </table:table-cell>
          <table:table-cell office:value-type="float" office:value="7.475" calcext:value-type="float">
            <text:p>7.475</text:p>
          </table:table-cell>
          <table:table-cell office:value-type="string" calcext:value-type="string">
            <text:p><text:s/>Man. Par. 3.110 (Ovid. fast. lumine captus erat; Poeti lumine capt* 11, Mantov. 4; CroALa Bunić, Kunić, Zamagna)</text:p>
          </table:table-cell>
          <table:table-cell office:value-type="string" calcext:value-type="string">
            <text:p>lumine captus $</text:p>
          </table:table-cell>
          <table:table-cell table:number-columns-repeated="16380"/>
        </table:table-row>
        <table:table-row table:style-name="ro1">
          <table:table-cell table:style-name="ce6" office:value-type="float" office:value="3.434" calcext:value-type="float">
            <text:p>3.434</text:p>
          </table:table-cell>
          <table:table-cell table:style-name="ce6" office:value-type="string" calcext:value-type="string">
            <text:p>8.140</text:p>
          </table:table-cell>
          <table:table-cell table:style-name="ce6" office:value-type="string" calcext:value-type="string">
            <text:p><text:s/>Veg. Sup. 342 (MQDQ 3 Val. Fl; Stat. Theb; Coripp; Poeti 9x (incl. Afr. Veg.); cf. Dauid. in proelia gentem; Čikulin sg, Kunić Ilias pl.)</text:p>
          </table:table-cell>
          <table:table-cell table:style-name="ce6" office:value-type="string" calcext:value-type="string">
            <text:p>in proelia gentes $</text:p>
          </table:table-cell>
          <table:table-cell table:style-name="ce6"/>
          <table:table-cell table:style-name="ce6" office:value-type="string" calcext:value-type="string">
            <text:p>dictio 1</text:p>
          </table:table-cell>
          <table:table-cell table:style-name="ce6" table:number-columns-repeated="16378"/>
        </table:table-row>
        <table:table-row table:style-name="ro1">
          <table:table-cell table:style-name="ce6" office:value-type="float" office:value="3.414" calcext:value-type="float">
            <text:p>3.414</text:p>
          </table:table-cell>
          <table:table-cell table:style-name="ce6" office:value-type="float" office:value="8.147" calcext:value-type="float">
            <text:p>8.147</text:p>
          </table:table-cell>
          <table:table-cell table:style-name="ce6" office:value-type="string" calcext:value-type="string">
            <text:p><text:s/>Verg. Aen. 2.15; Prop. Eleg. 3.20.7; Ov. Ars 1.692</text:p>
          </table:table-cell>
          <table:table-cell table:style-name="ce6" office:value-type="string" calcext:value-type="string">
            <text:p>Palladis arte $</text:p>
          </table:table-cell>
          <table:table-cell table:style-name="ce6"/>
          <table:table-cell table:style-name="ce6" office:value-type="string" calcext:value-type="string">
            <text:p>dictio 1</text:p>
          </table:table-cell>
          <table:table-cell table:style-name="ce6" table:number-columns-repeated="16378"/>
        </table:table-row>
        <table:table-row table:style-name="ro1">
          <table:table-cell table:style-name="ce5" office:value-type="float" office:value="7.507" calcext:value-type="float">
            <text:p>7.507</text:p>
          </table:table-cell>
          <table:table-cell table:style-name="ce5" office:value-type="float" office:value="8.304" calcext:value-type="float">
            <text:p>8.304</text:p>
          </table:table-cell>
          <table:table-cell table:style-name="ce5" office:value-type="string" calcext:value-type="string">
            <text:p><text:s/>sic (MQDQ 0; POETI Mantovano, Poliziano; Bošković)</text:p>
          </table:table-cell>
          <table:table-cell table:style-name="ce5" office:value-type="string" calcext:value-type="string">
            <text:p>radiabant sidera caelo $</text:p>
          </table:table-cell>
          <table:table-cell table:style-name="ce5"/>
          <table:table-cell table:style-name="ce5" office:value-type="string" calcext:value-type="string">
            <text:p>neolatina dictio</text:p>
          </table:table-cell>
          <table:table-cell table:style-name="ce5" table:number-columns-repeated="16378"/>
        </table:table-row>
        <table:table-row table:style-name="ro1">
          <table:table-cell table:style-name="ce4" office:value-type="float" office:value="8.431" calcext:value-type="float">
            <text:p>8.431</text:p>
          </table:table-cell>
          <table:table-cell table:style-name="ce4" office:value-type="float" office:value="8.91" calcext:value-type="float">
            <text:p>8.91</text:p>
          </table:table-cell>
          <table:table-cell table:style-name="ce4" office:value-type="string" calcext:value-type="string">
            <text:p><text:s/>sic <text:s text:c="235"/></text:p>
          </table:table-cell>
          <table:table-cell table:style-name="ce4" office:value-type="string" calcext:value-type="string">
            <text:p>parat arma suosque $</text:p>
          </table:table-cell>
          <table:table-cell table:style-name="ce4"/>
          <table:table-cell table:style-name="ce4" office:value-type="string" calcext:value-type="string">
            <text:p>solus P</text:p>
          </table:table-cell>
          <table:table-cell table:style-name="ce4" table:number-columns-repeated="16378"/>
        </table:table-row>
        <table:table-row table:style-name="ro1">
          <table:table-cell table:style-name="ce4" office:value-type="float" office:value="5.432" calcext:value-type="float">
            <text:p>5.432</text:p>
          </table:table-cell>
          <table:table-cell table:style-name="ce4" office:value-type="float" office:value="9.285" calcext:value-type="float">
            <text:p>9.285</text:p>
          </table:table-cell>
          <table:table-cell table:style-name="ce4" office:value-type="string" calcext:value-type="string">
            <text:p><text:s/>sic (MQDQ 0, Poeti 0, Ritter XVII st. Protinus (ùt procerum me pars non parva movebat)</text:p>
          </table:table-cell>
          <table:table-cell table:style-name="ce4" office:value-type="string" calcext:value-type="string">
            <text:p>^ pars non parva</text:p>
          </table:table-cell>
          <table:table-cell table:style-name="ce4"/>
          <table:table-cell table:style-name="ce4" office:value-type="string" calcext:value-type="string">
            <text:p>solus P</text:p>
          </table:table-cell>
          <table:table-cell table:style-name="ce4" table:number-columns-repeated="16378"/>
        </table:table-row>
        <table:table-row table:style-name="ro1">
          <table:table-cell office:value-type="float" office:value="8.438" calcext:value-type="float">
            <text:p>8.438</text:p>
          </table:table-cell>
          <table:table-cell office:value-type="float" office:value="9.324" calcext:value-type="float">
            <text:p>9.324</text:p>
          </table:table-cell>
          <table:table-cell office:value-type="string" calcext:value-type="string">
            <text:p><text:s/>Man. Adul. 10.3 (sic fata...; MQDQ 0; Poeti Mussato, Callimaco; CroALa Brodarić; Gbooks Dares Phrygius, Fulvia Morata, Paschasius, Lotichius)</text:p>
          </table:table-cell>
          <table:table-cell office:value-type="string" calcext:value-type="string">
            <text:p>si fata tulissent $</text:p>
          </table:table-cell>
          <table:table-cell table:number-columns-repeated="16380"/>
        </table:table-row>
        <table:table-row table:style-name="ro1">
          <table:table-cell office:value-type="float" office:value="7.1096" calcext:value-type="float">
            <text:p>7.1096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<text:s/>Ov. Pont. 1.2.13 (et epist. 1.106); Phil. Sphor. 9.27 (Poeti 5 + Petr. Afr.; CroALa Kunić Ilias 2x; Gbooks Boissard, Eobanus Hessus, etc.)</text:p>
          </table:table-cell>
          <table:table-cell office:value-type="string" calcext:value-type="string">
            <text:p>^ hostibus in mediis</text:p>
          </table:table-cell>
          <table:table-cell table:number-columns-repeated="16380"/>
        </table:table-row>
        <table:table-row table:style-name="ro1">
          <table:table-cell office:value-type="float" office:value="5.444" calcext:value-type="float">
            <text:p>5.44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<text:s/>sic (MQDQ 0 / Calp. Sic. lectio var. usred stiha; Poeti Strozzi Bors. 5 usred stiha; CroALa 0; Gbooks Nazianzenus, P. Valeriano, etc.) </text:p>
          </table:table-cell>
          <table:table-cell office:value-type="string" calcext:value-type="string">
            <text:p>^ in manibus tibi</text:p>
          </table:table-cell>
          <table:table-cell table:number-columns-repeated="16380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2.235" calcext:value-type="float">
            <text:p>12.235</text:p>
          </table:table-cell>
          <table:table-cell office:value-type="string" calcext:value-type="string">
            <text:p><text:s/>cf. Phil. Sphor. 3.125 (MQDQ 0, Poeti 0 sine Afr, CroALa 0 sine Marulo; Gbook Cantalicio De bis recepta Parthenope Gonsalvia (libri quatuor) 1506, Dominicus Mancinus, Tractatus de passione Domini Jesu Christi, 1505)</text:p>
          </table:table-cell>
          <table:table-cell office:value-type="string" calcext:value-type="string">
            <text:p>qua transitus esset u-- (quo...)</text:p>
          </table:table-cell>
          <table:table-cell table:number-columns-repeated="16380"/>
        </table:table-row>
        <table:table-row table:style-name="ro1">
          <table:table-cell office:value-type="float" office:value="2.153" calcext:value-type="float">
            <text:p>2.153</text:p>
          </table:table-cell>
          <table:table-cell office:value-type="float" office:value="13.186" calcext:value-type="float">
            <text:p>13.186</text:p>
          </table:table-cell>
          <table:table-cell office:value-type="string" calcext:value-type="string">
            <text:p><text:s/>Avit. Mos. 2.79 (dominarier orbi) (MQDQ 0; Poeti PICCOLOM. epigr. 38, 13; Gbook Georgius Fliscus, Eubois 1471; CroALa 0)</text:p>
          </table:table-cell>
          <table:table-cell office:value-type="string" calcext:value-type="string">
            <text:p>toti dominarier orbi $</text:p>
          </table:table-cell>
          <table:table-cell table:number-columns-repeated="16380"/>
        </table:table-row>
        <table:table-row table:style-name="ro1">
          <table:table-cell office:value-type="float" office:value="2.481" calcext:value-type="float">
            <text:p>2.481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<text:s/>sic (sine fine beat* MQDQ 4, Poeti 9, incl. Afr, VGC; CroALa: Panonije, MM Inst, Bunić VGC 2x, Crijević 2.4)</text:p>
          </table:table-cell>
          <table:table-cell office:value-type="string" calcext:value-type="string">
            <text:p>sine fine beatus $</text:p>
          </table:table-cell>
          <table:table-cell table:number-columns-repeated="16380"/>
        </table:table-row>
        <table:table-row table:style-name="ro1">
          <table:table-cell office:value-type="float" office:value="5.443" calcext:value-type="float">
            <text:p>5.443</text:p>
          </table:table-cell>
          <table:table-cell office:value-type="string" calcext:value-type="string">
            <text:p>14.336, ~1.54</text:p>
          </table:table-cell>
          <table:table-cell office:value-type="string" calcext:value-type="string">
            <text:p><text:s/>sic (+ Dauid. 1.54 Imperio parere suo; MQDQ Drac. Romul.; Poeti 6 (incl. Afr.), Paling. zod. in principio versus; CroALa 0 praeter MM; Gbook Stigel, Bargaeus)</text:p>
          </table:table-cell>
          <table:table-cell office:value-type="string" calcext:value-type="string">
            <text:p>^ Imperio parere tuo</text:p>
          </table:table-cell>
          <table:table-cell table:number-columns-repeated="16380"/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<text:s/>(Verg. Aen. 10.100; DAMAS. carm. 57, 3; PS. CYPR. resurr. 83; <text:s/>PAVL. PELL. euch. 519; PAVL. PELL. orat. 1; ANTH. Lat. 17=HOS. GETAE Med., 25; ANTH. Lat. 719a, 11; CARM. epigr. Mossong-2022, 00644, 9) Prud. Ham. 20; Proba Cento 1.64, 2.546 </text:p>
          </table:table-cell>
          <table:table-cell office:value-type="string" calcext:value-type="string">
            <text:p>cui summa potestas $</text:p>
          </table:table-cell>
          <table:table-cell table:number-columns-repeated="16380"/>
        </table:table-row>
        <table:table-row table:style-name="ro1">
          <table:table-cell office:value-type="float" office:value="9.481" calcext:value-type="float">
            <text:p>9.481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<text:s/>(Ov. am. 3 Post mea mansurum fata superstes opus, etc.; MQDQ 3, ništa na početku; Poeti 4, samo Afr. na početku; CroALa: Ritter na početku, još Đurđević; Gbook više ali ne na početku) sic <text:s text:c="179"/></text:p>
          </table:table-cell>
          <table:table-cell office:value-type="string" calcext:value-type="string">
            <text:p>^ post mea fata</text:p>
          </table:table-cell>
          <table:table-cell table:number-columns-repeated="16380"/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string" calcext:value-type="string">
            <text:p>1.407, 13.117 </text:p>
          </table:table-cell>
          <table:table-cell office:value-type="string" calcext:value-type="string">
            <text:p><text:s/>Verg. Aen. 9.663, 11.360 (MQDQ 4, Coripp. 2; Poeti 8; CroALa Getaldić; Gbook Filelfo Satyrae per aperta pericula -u; Mantov. per aperta pericula -u)</text:p>
          </table:table-cell>
          <table:table-cell office:value-type="string" calcext:value-type="string">
            <text:p>in aperta pericula – u</text:p>
          </table:table-cell>
          <table:table-cell table:number-columns-repeated="16380"/>
        </table:table-row>
        <table:table-row table:style-name="ro1">
          <table:table-cell office:value-type="float" office:value="4.359" calcext:value-type="float">
            <text:p>4.359</text:p>
          </table:table-cell>
          <table:table-cell office:value-type="string" calcext:value-type="string">
            <text:p>2.405, 5.482, (6.8!), 7.113, 12.4 </text:p>
          </table:table-cell>
          <table:table-cell office:value-type="string" calcext:value-type="string">
            <text:p><text:s/>Lucan. Phars. 2.628; Phil. Sphor. 6.427; (482) (MQDQ 5 post terga relict*; Poeti 11; CroALa Vičić, Kunić, Stay, Zamagna, Ferić; Gbook Urceo, Calenzio, Procopius prosa versio; )</text:p>
          </table:table-cell>
          <table:table-cell office:value-type="string" calcext:value-type="string">
            <text:p>post terga relictis $</text:p>
          </table:table-cell>
          <table:table-cell table:number-columns-repeated="16380"/>
        </table:table-row>
        <table:table-row table:style-name="ro1">
          <table:table-cell office:value-type="float" office:value="8.857" calcext:value-type="float">
            <text:p>8.857</text:p>
          </table:table-cell>
          <table:table-cell office:value-type="string" calcext:value-type="string">
            <text:p>5.249, 7.472, 9.442</text:p>
          </table:table-cell>
          <table:table-cell office:value-type="string" calcext:value-type="string">
            <text:p><text:s/>sic (MQDQ 0; Poeti Stefaneschi XIII/XIV st; CroALa Dudić Dion. Halic. prosa; Palmotić ~, Stay ~; Gbooks Guarino Vitae Plutarchi; Stella de Turcis)</text:p>
          </table:table-cell>
          <table:table-cell office:value-type="string" calcext:value-type="string">
            <text:p>ingressus in urbem $</text:p>
          </table:table-cell>
          <table:table-cell table:number-columns-repeated="16380"/>
        </table:table-row>
        <table:table-row table:style-name="ro1">
          <table:table-cell office:value-type="float" office:value="5.654" calcext:value-type="float">
            <text:p>5.654</text:p>
          </table:table-cell>
          <table:table-cell office:value-type="string" calcext:value-type="string">
            <text:p>7.56, 8.477, 12.320</text:p>
          </table:table-cell>
          <table:table-cell office:value-type="string" calcext:value-type="string">
            <text:p><text:s/>Andron. Epith. 145, 99 (moderamine regni); Man. Par. 1.1.847 (Afr. 3.308 moderamina regis; Prud.; Ven. Fort. moderamine regis)</text:p>
          </table:table-cell>
          <table:table-cell office:value-type="string" calcext:value-type="string">
            <text:p>moderamina regni $</text:p>
          </table:table-cell>
          <table:table-cell table:number-columns-repeated="16380"/>
        </table:table-row>
        <table:table-row table:style-name="ro1">
          <table:table-cell office:value-type="float" office:value="5.514" calcext:value-type="float">
            <text:p>5.514</text:p>
          </table:table-cell>
          <table:table-cell office:value-type="string" calcext:value-type="string">
            <text:p>9.218, 10.488 </text:p>
          </table:table-cell>
          <table:table-cell office:value-type="string" calcext:value-type="string">
            <text:p><text:s/>sic (cara cum coniuge raptim; Ven. Fort.; Eug. Tolet; carm. epigr.; Poeti 10, etiam Božićević; CroALa Beneša DMC 2, Zamagna Hesiodus)</text:p>
          </table:table-cell>
          <table:table-cell office:value-type="string" calcext:value-type="string">
            <text:p>cara cum coniuge u-</text:p>
          </table:table-cell>
          <table:table-cell office:value-type="string" calcext:value-type="string">
            <text:p>cara cum coniuge risus / cara cum coniuge natos</text:p>
          </table:table-cell>
          <table:table-cell table:number-columns-repeated="16379"/>
        </table:table-row>
      </table:table>
      <table:named-expressions/>
      <table:database-ranges>
        <table:database-range table:name="__Anonymous_Sheet_DB__0" table:target-range-address="Sheet1.A1:Sheet1.D3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argi-1.2b" svg:font-family="Gargi-1.2b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Gargi-1.2b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Gargi-1.2b" style:font-family-complex="Gargi-1.2b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 style:data-style-name="N2" text:time-value="10:43:40.725121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ven Jovanović</meta:initial-creator>
    <meta:creation-date>2025-06-19T13:02:17.977022008</meta:creation-date>
    <dc:date>2025-07-07T22:42:49.926712411</dc:date>
    <dc:creator>Neven Jovanović</dc:creator>
    <meta:editing-duration>P8DT9H31M6S</meta:editing-duration>
    <meta:editing-cycles>31</meta:editing-cycles>
    <meta:generator>LibreOffice/24.8.7.2$Linux_X86_64 LibreOffice_project/480$Build-2</meta:generator>
    <meta:document-statistic meta:table-count="1" meta:cell-count="158" meta:object-count="0"/>
  </office:meta>
</office:document-meta>
</file>